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f0341" officeooo:paragraph-rsid="0029f2fa"/>
    </style:style>
    <style:style style:name="P2" style:family="paragraph" style:parent-style-name="Standard">
      <style:text-properties officeooo:rsid="001f0341" officeooo:paragraph-rsid="001f0341"/>
    </style:style>
    <style:style style:name="P3" style:family="paragraph" style:parent-style-name="Standard">
      <style:text-properties officeooo:rsid="001c7cf0" officeooo:paragraph-rsid="001c7cf0"/>
    </style:style>
    <style:style style:name="P4" style:family="paragraph" style:parent-style-name="Standard">
      <style:text-properties style:font-name="Nimbus Roman No9 L1" style:font-name-asian="Nimbus Roman No9 L1" style:font-name-complex="Nimbus Roman No9 L1"/>
    </style:style>
    <style:style style:name="P5" style:family="paragraph" style:parent-style-name="Standard">
      <style:text-properties style:font-name="Nimbus Roman No9 L1" officeooo:rsid="001d599d" officeooo:paragraph-rsid="001d599d" style:font-name-asian="Nimbus Roman No9 L1" style:font-name-complex="Nimbus Roman No9 L1"/>
    </style:style>
    <style:style style:name="P6" style:family="paragraph" style:parent-style-name="Standard">
      <style:text-properties style:font-name="Nimbus Roman No9 L1" officeooo:rsid="001d599d" officeooo:paragraph-rsid="000dcbf7" style:font-name-asian="Nimbus Roman No9 L1" style:font-name-complex="Nimbus Roman No9 L1"/>
    </style:style>
    <style:style style:name="P7" style:family="paragraph" style:parent-style-name="Standard">
      <style:text-properties style:font-name="Nimbus Roman No9 L1" officeooo:rsid="001d599d" officeooo:paragraph-rsid="000f81a2" style:font-name-asian="Nimbus Roman No9 L1" style:font-name-complex="Nimbus Roman No9 L1"/>
    </style:style>
    <style:style style:name="P8" style:family="paragraph" style:parent-style-name="Standard">
      <style:text-properties style:font-name="Nimbus Roman No9 L1" officeooo:rsid="000f81a2" officeooo:paragraph-rsid="000f81a2" style:font-name-asian="Nimbus Roman No9 L1" style:font-name-complex="Nimbus Roman No9 L1"/>
    </style:style>
    <style:style style:name="P9" style:family="paragraph" style:parent-style-name="Standard">
      <style:text-properties style:font-name="Nimbus Roman No9 L1" officeooo:rsid="0013ddf4" officeooo:paragraph-rsid="0014a7d7" style:font-name-asian="Nimbus Roman No9 L1" style:font-name-complex="Nimbus Roman No9 L1"/>
    </style:style>
    <style:style style:name="P10" style:family="paragraph" style:parent-style-name="Standard">
      <style:text-properties style:font-name="Nimbus Roman No9 L1" officeooo:rsid="00163c2e" officeooo:paragraph-rsid="00163c2e" style:font-name-asian="Nimbus Roman No9 L1" style:font-name-complex="Nimbus Roman No9 L1"/>
    </style:style>
    <style:style style:name="P11" style:family="paragraph" style:parent-style-name="Standard">
      <style:text-properties style:font-name="Nimbus Roman No9 L1" fo:font-weight="normal" style:font-name-asian="Nimbus Roman No9 L1" style:font-weight-asian="normal" style:font-name-complex="Nimbus Roman No9 L1" style:font-weight-complex="normal"/>
    </style:style>
    <style:style style:name="P12" style:family="paragraph" style:parent-style-name="Standard">
      <style:text-properties officeooo:rsid="0029f2fa" officeooo:paragraph-rsid="0029f2fa"/>
    </style:style>
    <style:style style:name="P13" style:family="paragraph" style:parent-style-name="Standard">
      <style:text-properties officeooo:rsid="000d5f0a" officeooo:paragraph-rsid="000d5f0a"/>
    </style:style>
    <style:style style:name="P14" style:family="paragraph" style:parent-style-name="Frame_20_contents">
      <style:text-properties officeooo:rsid="0029f2fa" officeooo:paragraph-rsid="0029f2fa"/>
    </style:style>
    <style:style style:name="P15" style:family="paragraph" style:parent-style-name="Standard">
      <style:text-properties style:font-name="Nimbus Roman No9 L1" fo:font-weight="normal" officeooo:rsid="00143e7c" officeooo:paragraph-rsid="000f81a2" style:font-name-asian="Nimbus Roman No9 L1" style:font-weight-asian="normal" style:font-name-complex="Nimbus Roman No9 L1" style:font-weight-complex="normal"/>
    </style:style>
    <style:style style:name="P16" style:family="paragraph" style:parent-style-name="Standard">
      <style:text-properties style:font-name="Nimbus Roman No9 L1" fo:font-weight="normal" officeooo:rsid="001b1591" officeooo:paragraph-rsid="001b1591" style:font-name-asian="Nimbus Roman No9 L1" style:font-weight-asian="normal" style:font-name-complex="Nimbus Roman No9 L1" style:font-weight-complex="normal"/>
    </style:style>
    <style:style style:name="P17" style:family="paragraph" style:parent-style-name="Standard">
      <style:text-properties style:font-name="Nimbus Roman No9 L1" officeooo:rsid="000f81a2" officeooo:paragraph-rsid="000f81a2" style:font-name-asian="Nimbus Roman No9 L1" style:font-name-complex="Nimbus Roman No9 L1"/>
    </style:style>
    <style:style style:name="P18" style:family="paragraph" style:parent-style-name="Standard">
      <style:text-properties officeooo:paragraph-rsid="000f81a2"/>
    </style:style>
    <style:style style:name="T1" style:family="text">
      <style:text-properties officeooo:rsid="00334967"/>
    </style:style>
    <style:style style:name="T2" style:family="text">
      <style:text-properties officeooo:rsid="000d5f0a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="Nimbus Roman No9 L1" style:font-name-asian="Nimbus Roman No9 L1" style:font-size-asian="10.5pt" style:font-name-complex="Nimbus Roman No9 L1"/>
    </style:style>
    <style:style style:name="T5" style:family="text">
      <style:text-properties officeooo:rsid="000dcbf7"/>
    </style:style>
    <style:style style:name="T6" style:family="text">
      <style:text-properties officeooo:rsid="000f81a2"/>
    </style:style>
    <style:style style:name="T7" style:family="text">
      <style:text-properties officeooo:rsid="00111881"/>
    </style:style>
    <style:style style:name="T8" style:family="text">
      <style:text-properties officeooo:rsid="00122957"/>
    </style:style>
    <style:style style:name="T9" style:family="text">
      <style:text-properties officeooo:rsid="001f80a9"/>
    </style:style>
    <style:style style:name="T10" style:family="text">
      <style:text-properties fo:font-weight="bold" officeooo:rsid="00143e7c" style:font-weight-asian="bold" style:font-weight-complex="bold"/>
    </style:style>
    <style:style style:name="T11" style:family="text">
      <style:text-properties fo:font-weight="normal" officeooo:rsid="00143e7c" style:font-weight-asian="normal" style:font-weight-complex="normal"/>
    </style:style>
    <style:style style:name="T12" style:family="text">
      <style:text-properties officeooo:rsid="0014a7d7"/>
    </style:style>
    <style:style style:name="T13" style:family="text">
      <style:text-properties officeooo:rsid="00163c2e"/>
    </style:style>
    <style:style style:name="T14" style:family="text">
      <style:text-properties officeooo:rsid="00174fd1"/>
    </style:style>
    <style:style style:name="T15" style:family="text">
      <style:text-properties style:font-name="Nimbus Roman No9 L1" style:font-name-asian="Nimbus Roman No9 L1" style:font-name-complex="Nimbus Roman No9 L1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Las estructuras para el problem<text:span text:style-name="T1">a</text:span> son:</text:p>
      <text:p text:style-name="P1"><draw:frame draw:style-name="fr1" draw:name="Frame1" text:anchor-type="paragraph" svg:x="0.506cm" svg:y="0.517cm" svg:width="9.035cm" draw:z-index="0"><draw:text-box fo:min-height="3.708cm"><text:p text:style-name="P14">Charla</text:p><text:p text:style-name="P14"><text:tab/>inicio : unsigned int</text:p><text:p text:style-name="P14"><text:tab/>fin : unsigned int</text:p><text:p text:style-name="P14"><text:tab/>asistentes : unsigned int /*cantidad <text:tab/><text:tab/> <text:s text:c="19"/>esperada de asistentes*/</text:p></draw:text-box></draw:frame></text:p>
      <text:p text:style-name="P2"><draw:frame draw:style-name="fr2" draw:name="Frame2" text:anchor-type="paragraph" svg:x="11.033cm" svg:y="0.002cm" svg:width="5.86cm" draw:z-index="2"><draw:text-box fo:min-height="3.607cm"><text:p text:style-name="P14">Sala</text:p><text:p text:style-name="P14"><text:tab/>inicio : unsigned int</text:p><text:p text:style-name="P14"><text:tab/>fin: unsigned int</text:p><text:p text:style-name="P14"/><text:p text:style-name="P14"><text:tab/><text:span text:style-name="T8">charlas : lista de charlas asignadas</text:span></text:p></draw:text-box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>Caso <text:span text:style-name="T2">general</text:span></text:p>
      <text:p text:style-name="P3"/>
      <text:p text:style-name="P5">□ Forma de solución</text:p>
      <text:p text:style-name="P13">&lt;x<text:span text:style-name="T3">0</text:span>, … , x<text:span text:style-name="T3">n-1</text:span>&gt; <text:s/>tupla de largo n donde n es la cantidad de charlas</text:p>
      <text:p text:style-name="P13">Cada componente xi representa la sala donde se ubicará la charla</text:p>
      <text:p text:style-name="P13"/>
      <text:p text:style-name="P6">□ <text:span text:style-name="T5">Restricciones explícitas</text:span></text:p>
      <text:p text:style-name="P6"><draw:frame draw:style-name="fr3" draw:name="Object1" text:anchor-type="as-char" svg:y="-0.609cm" svg:width="2.207cm" svg:height="1.076cm" draw:z-index="1"><draw:object xlink:href="./Object 1" xlink:type="simple" xlink:show="embed" xlink:actuate="onLoad"/><draw:image xlink:href="./ObjectReplacements/Object 1" xlink:type="simple" xlink:show="embed" xlink:actuate="onLoad"/></draw:frame>, <text:span text:style-name="T5">n cantidad de charlas, m cantidad de salas.</text:span></text:p>
      <text:p text:style-name="P6"/>
      <text:p text:style-name="P7">□ <text:span text:style-name="T6">Restricciones implícitas</text:span></text:p>
      <text:p text:style-name="P7"/>
      <text:p text:style-name="P8">Dos charlas pertenecen a la misma sala si son compatibles (o la negativa de esto)</text:p>
      <text:p text:style-name="P8"/>
      <text:p text:style-name="P8">A una sala se le asigna una charla si el horario de disponibilidad se ajusta a as horas de exposición de la charla.</text:p>
      <text:p text:style-name="P8"/>
      <text:p text:style-name="P7">□ <text:span text:style-name="T6">Función objetivo</text:span></text:p>
      <text:p text:style-name="P7"/>
      <text:p text:style-name="P8">Devolver aquella solución que asegura la maxima asistencia.</text:p>
      <text:p text:style-name="P18"/>
      <text:p text:style-name="P4"><draw:frame draw:style-name="fr3" draw:name="Object5" text:anchor-type="as-char" svg:y="-0.393cm" svg:width="8.35cm" svg:height="0.563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4"/>
      <text:p text:style-name="Standard"><text:span text:style-name="T15">f=max</text:span><text:span text:style-name="T4">t∈T</text:span><text:span text:style-name="T15">{cantAsistentes(t)}</text:span></text:p>
      <text:p text:style-name="P4"/>
      <text:p text:style-name="P11">cantAsistentes(t)= <draw:frame draw:style-name="fr3" draw:name="Object6" text:anchor-type="as-char" svg:y="-0.728cm" svg:width="8.073cm" svg:height="1.169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1"/>
      <text:p text:style-name="P16">deltaSala(j) = <draw:frame draw:style-name="fr3" draw:name="Object11" text:anchor-type="as-char" svg:y="-0.829cm" svg:width="2.048cm" svg:height="1.515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8"/>
      <text:p text:style-name="P8"/>
      <text:p text:style-name="P7">□ <text:span text:style-name="T6">Predicados de poda</text:span></text:p>
      <text:p text:style-name="P7"/>
      <text:p text:style-name="P8">Una charla no es compatible con la disponibilidad horaria de ninguna sala, <text:span text:style-name="T13">entonces para valores </text:span><text:soft-page-break/><text:span text:style-name="T13">distintos de 0 en el índice de soluciones de esa charla se aplica este predicado de poda.</text:span> </text:p>
      <text:p text:style-name="P10"/>
      <text:p text:style-name="P9">para todo i <text:span text:style-name="T9">∈ </text:span>salas si <text:span text:style-name="T12">no </text:span>disponible(charla, i) entonces </text:p>
      <text:p text:style-name="P9"><text:tab/>charla no pertenece a <text:span text:style-name="T10">max_asistentes_m </text:span><text:span text:style-name="T11">(la tupla fija solución)</text:span></text:p>
      <text:p text:style-name="P8"/>
      <text:p text:style-name="P8">Si una charla es compatible con la disponibilidad de al menos una sala, <text:span text:style-name="T14">si no es compatible con las charlas ya asignadas en la lista de charlas de la sala y</text:span> su cantidad de asistentes es menor a la de las charlas ya asignadas a esas salas. <text:span text:style-name="T7">(entonces poda pues queremos asegurar la máxima cantidad de asistentes y esta tiene pocos )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UY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UY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09:53:03.126721983</meta:creation-date>
    <dc:date>2015-10-23T00:02:59.130337189</dc:date>
    <meta:editing-duration>PT1H44M3S</meta:editing-duration>
    <meta:editing-cycles>15</meta:editing-cycles>
    <meta:generator>LibreOffice/5.0.1.2.0$Linux_X86_64 LibreOffice_project/00m0$Build-2</meta:generator>
    <meta:document-statistic meta:table-count="0" meta:image-count="0" meta:object-count="4" meta:page-count="2" meta:paragraph-count="29" meta:word-count="254" meta:character-count="1500" meta:non-whitespace-character-count="1240"/>
  </office:meta>
</office:document-meta>
</file>

<file path=Object 1/content.xml><?xml version="1.0" encoding="utf-8"?>
<math xmlns="http://www.w3.org/1998/Math/MathML" display="block">
  <semantics>
    <mtable>
      <mtr>
        <mtd>
          <mrow>
            <mn>0</mn>
            <mo stretchy="false">≤</mo>
            <msub>
              <mi>x</mi>
              <mi>i</mi>
            </msub>
            <mo stretchy="false">≤</mo>
            <mi>m</mi>
          </mrow>
        </mtd>
      </mtr>
      <mtr>
        <mtd>
          <mrow>
            <mn>0</mn>
            <mo stretchy="false">≤</mo>
            <mi>i</mi>
            <mo stretchy="false">≤</mo>
            <mrow>
              <mi>n</mi>
              <mo stretchy="false">−</mo>
              <mn>1</mn>
            </mrow>
          </mrow>
        </mtd>
      </mtr>
    </mtable>
    <annotation encoding="StarMath 5.0">0&lt;=x_i&lt;=m newline 0&lt;=i&lt;=n-1</annotation>
  </semantics>
</math>
</file>

<file path=Object 2/content.xml><?xml version="1.0" encoding="utf-8"?>
<math xmlns="http://www.w3.org/1998/Math/MathML">
  <semantics>
    <mrow>
      <mi>T</mi>
      <mrow>
        <mi/>
        <mo stretchy="false">=</mo>
        <mi/>
      </mrow>
      <mo stretchy="false">{</mo>
      <mrow>
        <mrow>
          <mi>t</mi>
          <mo stretchy="false">=</mo>
          <mi/>
        </mrow>
        <mo stretchy="false">&lt;</mo>
        <mi/>
      </mrow>
      <msub>
        <mi>x</mi>
        <mn>0,</mn>
      </msub>
      <msub>
        <mi>x</mi>
        <mn>1,</mn>
      </msub>
      <mn>...</mn>
      <mi>,</mi>
      <msub>
        <mi>x</mi>
        <mrow>
          <mrow>
            <mi>n</mi>
            <mo stretchy="false">−</mo>
            <mn>1</mn>
          </mrow>
        </mrow>
      </msub>
      <mo stretchy="false">}</mo>
      <mo stretchy="false">⋰</mo>
      <mi/>
      <mi>t</mi>
      <mi/>
      <mi mathvariant="italic">es</mi>
      <mi/>
      <mi mathvariant="italic">solución</mi>
      <mo stretchy="false">}</mo>
    </mrow>
    <annotation encoding="StarMath 5.0">T `= `\{ t= `&lt; `x_0, x_1, ..., x_{n-1}\} dotsup `t `es `solución \} </annotation>
  </semantics>
</math>
</file>

<file path=Object 3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i mathvariant="italic">deltaSala</mi>
      </mrow>
      <mrow>
        <mo fence="true" stretchy="false">(</mo>
        <mrow>
          <msub>
            <mi>x</mi>
            <mi>i</mi>
          </msub>
        </mrow>
        <mo fence="true" stretchy="false">)</mo>
      </mrow>
      <mspace width="0.5em"/>
      <mi mathvariant="italic">charlas</mi>
      <mrow>
        <mo fence="true" stretchy="false">[</mo>
        <mrow>
          <mi>i</mi>
        </mrow>
        <mo fence="true" stretchy="false">]</mo>
      </mrow>
      <mn>.</mn>
      <mi mathvariant="italic">asistentes</mi>
    </mrow>
    <annotation encoding="StarMath 5.0">sum from{i=0} to{n-1} deltaSala(x_i) `charlas[i ].asistentes </annotation>
  </semantics>
</math>
</file>

<file path=Object 4/content.xml><?xml version="1.0" encoding="utf-8"?>
<math xmlns="http://www.w3.org/1998/Math/MathML" display="block">
  <semantics>
    <mtable>
      <mtr>
        <mtd>
          <mrow>
            <mn>0</mn>
            <mspace width="0.5em"/>
            <mi mathvariant="italic">si</mi>
            <mrow>
              <mi>j</mi>
              <mo stretchy="false">=</mo>
              <mn>0,</mn>
            </mrow>
            <mspace/>
          </mrow>
        </mtd>
      </mtr>
      <mtr>
        <mtd>
          <mrow>
            <mn>1</mn>
            <mspace width="0.5em"/>
            <mi mathvariant="italic">si</mi>
            <mrow>
              <mi>j</mi>
              <mo stretchy="false">≠</mo>
              <mn>0,</mn>
            </mrow>
            <mspace/>
          </mrow>
        </mtd>
      </mtr>
    </mtable>
    <annotation encoding="StarMath 5.0"> 0 `si j =0, `  newline
 1 `si j  &lt;&gt; 0, `  newline
 </annotation>
  </semantics>
</math>
</file>